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" svg:font-family="" style:font-family-generic="swiss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3.19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.373cm" fo:text-align="start" fo:text-indent="0cm" style:text-autospace="ideograph-alpha" style:punctuation-wrap="hanging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text-align="start" style:writing-mode="lr-tb"/>
      <style:text-properties fo:font-size="96pt" style:font-size-asian="96pt" style:font-size-complex="96pt"/>
    </style:style>
    <style:style style:name="P7" style:family="paragraph">
      <style:paragraph-properties fo:text-align="start" style:text-autospace="ideograph-alpha" style:punctuation-wrap="hanging">
        <style:tab-stops/>
      </style:paragraph-properties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color="#b58900" loext:opacity="100%" style:font-name="F" fo:font-size="11pt" style:font-name-asian="F" style:font-size-asian="11pt" style:font-name-complex="F" style:font-size-complex="11pt"/>
    </style:style>
    <style:style style:name="T5" style:family="text">
      <style:text-properties fo:color="#839496" loext:opacity="100%" style:font-name="F" fo:font-size="11pt" style:font-name-asian="F" style:font-size-asian="11pt" style:font-name-complex="F" style:font-size-complex="11pt"/>
    </style:style>
    <style:style style:name="T6" style:family="text">
      <style:text-properties fo:color="#2aa198" loext:opacity="100%" style:font-name="F" fo:font-size="11pt" style:font-name-asian="F" style:font-size-asian="11pt" style:font-name-complex="F" style:font-size-complex="11pt"/>
    </style:style>
    <style:style style:name="T7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194cm" svg:x="1cm" svg:y="7.277cm" presentation:class="title" presentation:user-transformed="true">
          <draw:text-box>
            <text:p><text:span text:style-name="T1">PHPUnit</text:span>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3">什麼是單元測是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單元:最小可以測試的程式碼</text:p>
                <text:list>
                  <text:list-item>
                    <text:p>程序:function或程序</text:p>
                  </text:list-item>
                  <text:list-item>
                    <text:p>物件導向:一個方法(method)</text:p>
                  </text:list-item>
                </text:list>
              </text:list-item>
              <text:list-item>
                <text:p>測試:寫code檢查你的code</text:p>
                <text:list>
                  <text:list-item>
                    <text:p>預期的結果</text:p>
                  </text:list-item>
                  <text:list-item>
                    <text:p>非預期的錯誤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為什麼要做測試?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自動化測試</text:p>
              </text:list-item>
              <text:list-item>
                <text:p>測試程式碼的功能</text:p>
              </text:list-item>
              <text:list-item>
                <text:p>偵測是否破壞到其他程式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安裝phpunit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omposer</text:p>
                <text:list>
                  <text:list-item>
                    <text:p># composer require --dev phpunit/phpunit</text:p>
                  </text:list-item>
                </text:list>
              </text:list-item>
              <text:list-item>
                <text:p>PHP包</text:p>
                <text:list>
                  <text:list-item>
                    <text:p># wget -O phpunit https://phar.phpunit.de/phpunit-9.ph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presentation:style-name="pr8" draw:text-style-name="P5" draw:layer="layout" svg:width="26cm" svg:height="10.5cm" svg:x="1cm" svg:y="4.125cm" presentation:class="outline" presentation:user-transformed="true">
          <draw:text-box>
            <text:p text:style-name="P4"><text:span text:style-name="T2">&lt;?php</text:span></text:p>
            <text:p text:style-name="P4"><text:span text:style-name="T2"/></text:p>
            <text:p text:style-name="P4"><text:span text:style-name="T2">namespace src;</text:span></text:p>
            <text:p text:style-name="P4"><text:span text:style-name="T2"/></text:p>
            <text:p text:style-name="P4"><text:span text:style-name="T2">class HelloWorld</text:span></text:p>
            <text:p text:style-name="P4"><text:span text:style-name="T2">{</text:span></text:p>
            <text:p text:style-name="P4"><text:span text:style-name="T2"><text:s text:c="4"/></text:span><text:span text:style-name="T2">public string $message;</text:span></text:p>
            <text:p text:style-name="P4"><text:span text:style-name="T2"/></text:p>
            <text:p text:style-name="P4"><text:span text:style-name="T2"><text:s text:c="4"/></text:span><text:span text:style-name="T2">public function __construct($string = 'Hello World!')</text:span></text:p>
            <text:p text:style-name="P4"><text:span text:style-name="T2"><text:s text:c="4"/></text:span><text:span text:style-name="T2">{</text:span></text:p>
            <text:p text:style-name="P4"><text:span text:style-name="T2"><text:s text:c="8"/></text:span><text:span text:style-name="T2">$this-&gt;message = $string;</text:span></text:p>
            <text:p text:style-name="P4"><text:span text:style-name="T2"><text:s text:c="4"/></text:span><text:span text:style-name="T2">}</text:span></text:p>
            <text:p text:style-name="P4"><text:span text:style-name="T2"/></text:p>
            <text:p text:style-name="P4"><text:span text:style-name="T2"><text:s text:c="4"/></text:span><text:span text:style-name="T2">public function sayHello()</text:span></text:p>
            <text:p text:style-name="P4"><text:span text:style-name="T2"><text:s text:c="4"/></text:span><text:span text:style-name="T2">{</text:span></text:p>
            <text:p text:style-name="P4"><text:span text:style-name="T2"><text:s text:c="8"/></text:span><text:span text:style-name="T2">return $this-&gt;message;</text:span></text:p>
            <text:p text:style-name="P4"><text:span text:style-name="T2"><text:s text:c="4"/></text:span><text:span text:style-name="T2">}</text:span></text:p>
            <text:p text:style-name="P4"><text:span text:style-name="T2">}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p><text:span text:style-name="T3">&lt;?php</text:span></text:p>
            <text:p><text:span text:style-name="T3">use PHPUnit\Framework\TestCase;</text:span></text:p>
            <text:p><text:span text:style-name="T3">use src\HelloWorld;</text:span></text:p>
            <text:p><text:span text:style-name="T3"/></text:p>
            <text:p><text:span text:style-name="T3">class HelloWorldTest extends TestCase</text:span></text:p>
            <text:p><text:span text:style-name="T3">{</text:span></text:p>
            <text:p><text:span text:style-name="T3"><text:s text:c="4"/></text:span><text:span text:style-name="T3">public function test__construct()</text:span></text:p>
            <text:p><text:span text:style-name="T3"><text:s text:c="4"/></text:span><text:span text:style-name="T3">{</text:span></text:p>
            <text:p><text:span text:style-name="T3"><text:s text:c="8"/></text:span><text:span text:style-name="T3">$hw = new HelloWorld();</text:span></text:p>
            <text:p><text:span text:style-name="T3"><text:s text:c="8"/></text:span><text:span text:style-name="T3">$this-&gt;assertInstanceOf('src\HelloWorld', $hw);</text:span></text:p>
            <text:p><text:span text:style-name="T3"><text:s text:c="8"/></text:span><text:span text:style-name="T3">$this-&gt;assertEquals(new HelloWorld(), $hw); // </text:span><text:span text:style-name="T3">比對</text:span><text:span text:style-name="T3">Object</text:span></text:p>
            <text:p><text:span text:style-name="T3"><text:s text:c="8"/></text:span><text:span text:style-name="T3">$this-&gt;assertNotEquals(new HelloWorld('Hello'), $hw);</text:span></text:p>
            <text:p><text:span text:style-name="T3"><text:s text:c="4"/></text:span><text:span text:style-name="T3">}</text:span></text:p>
            <text:p><text:span text:style-name="T3"/></text:p>
            <text:p><text:span text:style-name="T3"><text:s text:c="4"/></text:span><text:span text:style-name="T3">public function testSayHello()</text:span></text:p>
            <text:p><text:span text:style-name="T3"><text:s text:c="4"/></text:span><text:span text:style-name="T3">{</text:span></text:p>
            <text:p><text:span text:style-name="T3"><text:s text:c="8"/></text:span><text:span text:style-name="T3">$hw = new HelloWorld();</text:span></text:p>
            <text:p><text:span text:style-name="T3"><text:s text:c="8"/></text:span><text:span text:style-name="T3">$string = $hw-&gt;sayHello();</text:span></text:p>
            <text:p><text:span text:style-name="T3"><text:s text:c="8"/></text:span><text:span text:style-name="T3">$this-&gt;assertEquals('Hello World!', $string);</text:span></text:p>
            <text:p><text:span text:style-name="T3"><text:s text:c="8"/></text:span><text:span text:style-name="T3">$this-&gt;assertNotEquals('Hello', $string);</text:span></text:p>
            <text:p><text:span text:style-name="T3"><text:s text:c="4"/></text:span><text:span text:style-name="T3">}</text:span></text:p>
            <text:p><text:span text:style-name="T3">}</text:span></text:p>
            <text:p><text:span text:style-name="T3"/></text:p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測試HelloWorld Class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p># ./phpunit --bootstrap vendor/autoload.php HelloWorldTest.php</text:p>
            <text:p># phpunit HelloWorldTest.php</text:p>
            <text:p>PHPUnit 9.5.26 by Sebastian Bergmann and contributors.</text:p>
            <text:p/>
            <text:p>.. <text:s text:c="65"/>2 / 2 (100%)</text:p>
            <text:p/>
            <text:p>Time: 00:00.013, Memory: 20.00 MB</text:p>
            <text:p/>
            <text:p>OK (2 tests, 5 assertions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presentation:style-name="pr8" draw:text-style-name="P1" draw:layer="layout" svg:width="26cm" svg:height="10.5cm" svg:x="1cm" svg:y="4.125cm" presentation:class="outline">
          <draw:text-box>
            <text:p><text:span text:style-name="T4">Dec</text:span><text:span text:style-name="T5"> <text:s/></text:span><text:span text:style-name="T6">2</text:span><text:span text:style-name="T5"> </text:span><text:span text:style-name="T6">19</text:span><text:span text:style-name="T5">:</text:span><text:span text:style-name="T6">46</text:span><text:span text:style-name="T5">:</text:span><text:span text:style-name="T6">31</text:span><text:span text:style-name="T5"> </text:span><text:span text:style-name="T4">LMS</text:span><text:span text:style-name="T5">[</text:span><text:span text:style-name="T6">1838760</text:span><text:span text:style-name="T5">]: [</text:span><text:span text:style-name="T4">info</text:span><text:span text:style-name="T5">](</text:span><text:span text:style-name="T6">11</text:span><text:span text:style-name="T5">) </text:span><text:span text:style-name="T6">46</text:span><text:span text:style-name="T5">:</text:span><text:span text:style-name="T6">31</text:span><text:span text:style-name="T5"> </text:span><text:span text:style-name="T4">API_NSVKK</text:span><text:span text:style-name="T5">::</text:span><text:span text:style-name="T4">getPayMoney</text:span><text:span text:style-name="T5"> </text:span><text:span text:style-name="T4">In</text:span><text:span text:style-name="T5">:{</text:span><text:span text:style-name="T6">"Pickno"</text:span><text:span text:style-name="T5">:</text:span><text:span text:style-name="T6">"PI2212020019378"</text:span><text:span text:style-name="T5">,</text:span><text:span text:style-name="T6">"SendwayId"</text:span><text:span text:style-name="T5">:</text:span><text:span text:style-name="T6">"0000000005"</text:span><text:span text:style-name="T5">,</text:span><text:span text:style-name="T6">"Sendno"</text:span><text:span text:style-name="T5">:</text:span><text:span text:style-name="T6">"99038310024454"</text:span><text:span text:style-name="T5">,</text:span><text:span text:style-name="T6">"BoxNum"</text:span><text:span text:style-name="T5">:</text:span><text:span text:style-name="T6">1</text:span><text:span text:style-name="T5">,</text:span><text:span text:style-name="T6">"Pickserno"</text:span><text:span text:style-name="T5">:</text:span><text:span text:style-name="T6">"01"</text:span><text:span text:style-name="T5">,</text:span><text:span text:style-name="T6">"Pickqty"</text:span><text:span text:style-name="T5">:</text:span><text:span text:style-name="T6">"1"</text:span><text:span text:style-name="T5">}</text:span></text:p>
            <text:p><text:span text:style-name="T4">Dec</text:span><text:span text:style-name="T5"> <text:s/></text:span><text:span text:style-name="T6">2</text:span><text:span text:style-name="T5"> </text:span><text:span text:style-name="T6">19</text:span><text:span text:style-name="T5">:</text:span><text:span text:style-name="T6">46</text:span><text:span text:style-name="T5">:</text:span><text:span text:style-name="T6">31</text:span><text:span text:style-name="T5"> </text:span><text:span text:style-name="T4">LMS</text:span><text:span text:style-name="T5">[</text:span><text:span text:style-name="T6">1838760</text:span><text:span text:style-name="T5">]: [</text:span><text:span text:style-name="T4">info</text:span><text:span text:style-name="T5">](</text:span><text:span text:style-name="T6">12</text:span><text:span text:style-name="T5">) </text:span><text:span text:style-name="T6">46</text:span><text:span text:style-name="T5">:</text:span><text:span text:style-name="T6">31</text:span><text:span text:style-name="T5"> </text:span><text:span text:style-name="T4">API_NSVKK</text:span><text:span text:style-name="T5">::</text:span><text:span text:style-name="T4">getPayMoney</text:span><text:span text:style-name="T5"> </text:span><text:span text:style-name="T4">httpStatus</text:span><text:span text:style-name="T5">:</text:span><text:span text:style-name="T6">200</text:span><text:span text:style-name="T5">, </text:span><text:span text:style-name="T4">Out</text:span><text:span text:style-name="T5">:{</text:span><text:span text:style-name="T6">"Code"</text:span><text:span text:style-name="T5">:</text:span><text:span text:style-name="T6">"1"</text:span><text:span text:style-name="T5">,</text:span><text:span text:style-name="T6">"Data"</text:span><text:span text:style-name="T5">:{</text:span><text:span text:style-name="T6">"PayMoney"</text:span><text:span text:style-name="T5">:</text:span><text:span text:style-name="T6">7</text:span><text:span text:style-name="T5">},</text:span><text:span text:style-name="T6">"Msg"</text:span><text:span text:style-name="T5">:</text:span><text:span text:style-name="T6">"null"</text:span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更多測試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data providers: @dataProvider</text:p>
              </text:list-item>
              <text:list-item>
                <text:p>錯誤(exception): @expectedException</text:p>
              </text:list-item>
              <text:list-item>
                <text:p>替身(doubles): moc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測試Combine</text:p>
          </draw:text-box>
        </draw:frame>
        <draw:frame presentation:style-name="pr8" draw:text-style-name="P1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測試結果</text:p>
          </draw:text-box>
        </draw:frame>
        <draw:frame presentation:style-name="pr8" draw:text-style-name="P6" draw:layer="layout" svg:width="26cm" svg:height="10.5cm" svg:x="1cm" svg:y="4.125cm" presentation:class="outline" presentation:user-transformed="true">
          <draw:text-box>
            <text:p><text:span text:style-name="T7"># phpunit CombineTest.php</text:span></text:p>
            <text:p><text:span text:style-name="T7">PHPUnit 9.5.26 by Sebastian Bergmann and contributors.</text:span></text:p>
            <text:p><text:span text:style-name="T7"/></text:p>
            <text:p><text:span text:style-name="T7">..F <text:s text:c="64"/>3 / 3 (100%)</text:span></text:p>
            <text:p><text:span text:style-name="T7"/></text:p>
            <text:p><text:span text:style-name="T7">Time: 00:00.241, Memory: 4.00 MB</text:span></text:p>
            <text:p><text:span text:style-name="T7"/></text:p>
            <text:p><text:span text:style-name="T7">There was 1 failure:</text:span></text:p>
            <text:p><text:span text:style-name="T7"/></text:p>
            <text:p><text:span text:style-name="T7">1) CombineTest::testCombine with data set #2 ('This', 'Fail', 'This success')</text:span></text:p>
            <text:p><text:span text:style-name="T7">Failed asserting that two strings are equal.</text:span></text:p>
            <text:p><text:span text:style-name="T7">--- Expected</text:span></text:p>
            <text:p><text:span text:style-name="T7">+++ Actual</text:span></text:p>
            <text:p><text:span text:style-name="T7">@@ @@</text:span></text:p>
            <text:p><text:span text:style-name="T7">-'This success'</text:span></text:p>
            <text:p><text:span text:style-name="T7">+'This Fail'</text:span></text:p>
            <text:p><text:span text:style-name="T7"/></text:p>
            <text:p><text:span text:style-name="T7">/var/www/phpunit/CombineTest.php:12</text:span></text:p>
            <text:p><text:span text:style-name="T7">phpvfscomposer:///var/www/phpunit/vendor/phpunit/phpunit/phpunit:97</text:span></text:p>
            <text:p><text:span text:style-name="T7"/></text:p>
            <text:p><text:span text:style-name="T7">FAILURES!</text:span></text:p>
            <text:p><text:span text:style-name="T7">Tests: 3, Assertions: 3, Failures: 1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 presentation:user-transformed="true">
          <draw:text-box>
            <text:p>ErrorTest Class</text:p>
          </draw:text-box>
        </draw:frame>
        <draw:frame presentation:style-name="pr8" draw:text-style-name="P1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>
          <draw:text-box>
            <text:p text:style-name="P7">測試結果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p># phpunit ErrorTest.php</text:p>
            <text:p>PHPUnit 9.5.26 by Sebastian Bergmann and contributors.</text:p>
            <text:p/>
            <text:p>. <text:s text:c="66"/>1 / 1 (100%)</text:p>
            <text:p/>
            <text:p>Time: 00:00.202, Memory: 4.00 MB</text:p>
            <text:p/>
            <text:p>OK (1 test, 1 asser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draw:frame presentation:style-name="pr10" draw:text-style-name="P1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" svg:font-family="" style:font-family-generic="swiss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編號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編號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編號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編號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編號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9T10:21:20.875000000</meta:creation-date>
    <meta:editing-duration>PT1H28M3S</meta:editing-duration>
    <meta:editing-cycles>3</meta:editing-cycles>
    <meta:generator>LibreOffice/7.3.6.2$Windows_X86_64 LibreOffice_project/c28ca90fd6e1a19e189fc16c05f8f8924961e12e</meta:generator>
    <dc:title>Midnightblue</dc:title>
    <dc:date>2022-12-09T16:37:42.286000000</dc:date>
    <meta:document-statistic meta:object-count="105"/>
  </office:meta>
</office:document-meta>
</file>